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ae9af"/>
    </style:style>
    <style:style style:name="P2" style:family="paragraph" style:parent-style-name="Text_20_body">
      <style:text-properties officeooo:paragraph-rsid="001bd439"/>
    </style:style>
    <style:style style:name="P3" style:family="paragraph" style:parent-style-name="Text_20_body">
      <style:text-properties officeooo:paragraph-rsid="001d889d"/>
    </style:style>
    <style:style style:name="P4" style:family="paragraph" style:parent-style-name="Text_20_body">
      <style:text-properties officeooo:paragraph-rsid="001e3943"/>
    </style:style>
    <style:style style:name="P5" style:family="paragraph" style:parent-style-name="Heading">
      <style:text-properties fo:font-size="18pt" fo:font-weight="bold" officeooo:paragraph-rsid="001a752f" style:font-size-asian="18pt" style:font-weight-asian="bold" style:font-size-complex="18pt" style:font-weight-complex="bold"/>
    </style:style>
    <style:style style:name="P6" style:family="paragraph" style:parent-style-name="Heading_20_1">
      <style:text-properties officeooo:paragraph-rsid="001a752f"/>
    </style:style>
    <style:style style:name="P7" style:family="paragraph" style:parent-style-name="Heading_20_1">
      <style:text-properties officeooo:paragraph-rsid="001fee05"/>
    </style:style>
    <style:style style:name="P8" style:family="paragraph" style:parent-style-name="Heading_20_2">
      <style:text-properties officeooo:paragraph-rsid="001a752f"/>
    </style:style>
    <style:style style:name="P9" style:family="paragraph" style:parent-style-name="Heading_20_2">
      <style:text-properties officeooo:paragraph-rsid="001d889d"/>
    </style:style>
    <style:style style:name="P10" style:family="paragraph" style:parent-style-name="Heading_20_2">
      <style:text-properties officeooo:paragraph-rsid="001fee05"/>
    </style:style>
    <style:style style:name="P11" style:family="paragraph" style:parent-style-name="Header">
      <style:text-properties officeooo:paragraph-rsid="0021bdad"/>
    </style:style>
    <style:style style:name="T1" style:family="text">
      <style:text-properties officeooo:rsid="001a752f"/>
    </style:style>
    <style:style style:name="T2" style:family="text">
      <style:text-properties officeooo:rsid="001ae9af"/>
    </style:style>
    <style:style style:name="T3" style:family="text">
      <style:text-properties officeooo:rsid="001bd439"/>
    </style:style>
    <style:style style:name="T4" style:family="text">
      <style:text-properties officeooo:rsid="001d889d"/>
    </style:style>
    <style:style style:name="T5" style:family="text">
      <style:text-properties officeooo:rsid="001e3943"/>
    </style:style>
    <style:style style:name="T6" style:family="text">
      <style:text-properties officeooo:rsid="001fee05"/>
    </style:style>
    <style:style style:name="T7" style:family="text">
      <style:text-properties officeooo:rsid="0021bd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Report lab 1 – Image Filter (MPI)</text:span></text:p>
      <text:h text:style-name="P6" text:outline-level="1"><text:span text:style-name="T1">Description</text:span></text:h>
      <text:h text:style-name="P9" text:outline-level="2"><text:span text:style-name="T4">Blur</text:span></text:h>
      <text:p text:style-name="P3"><text:span text:style-name="T4">Each process reads the image and </text:span><text:span text:style-name="T5">is assigned of range of</text:span><text:span text:style-name="T4"> rows that it is supposed to blur. </text:span><text:span text:style-name="T5">Each process blurs their assigned rows with the given radius. After the blur we call “MPI_Gatherv” to collect each process's range of row to a fully blurred image.</text:span></text:p>
      <text:p text:style-name="P4"><text:span text:style-name="T5">As you can see the only communication needed with this approach is at the end when each process have to send their blurred part of the image to process 0 so it can write the fully blurred result image.</text:span></text:p>
      <text:h text:style-name="P8" text:outline-level="2"><text:span text:style-name="T1">Threshold</text:span></text:h>
      <text:p text:style-name="P4"><text:span text:style-name="T1">We start by </text:span><text:span text:style-name="T5">letting the</text:span><text:span text:style-name="T1"> process </text:span><text:span text:style-name="T2">with ID</text:span><text:span text:style-name="T1"> 0 </text:span><text:span text:style-name="T5">read </text:span><text:span text:style-name="T1">the image file and then </text:span><text:span text:style-name="T2">broadcast the image size to the rest of the processes. </text:span></text:p>
      <text:p text:style-name="P1"><text:span text:style-name="T2">After this we calculate displacements for each process and how much data each process will work with to prepare for a scatter of the image file using “MPI_Scatterv”. We let each process get the same amount of pixels to work with. In the cases where this is not possible we distribute the left over pixels to to as many processes as possible. </text:span></text:p>
      <text:p text:style-name="P1"><text:span text:style-name="T2">With the image scattered each process can now calculate the sum of the pixel values for their part of the image and then we do a “MPI_Allreduce” call with the sum operation to get the sum of the whole image. </text:span></text:p>
      <text:p text:style-name="P1"><text:span text:style-name="T2">Since we </text:span><text:span text:style-name="T3">sent</text:span><text:span text:style-name="T2"> the size of the image earlier </text:span><text:span text:style-name="T3">to all processes</text:span><text:span text:style-name="T2"> </text:span><text:span text:style-name="T3">each process</text:span><text:span text:style-name="T2"> can now calculate the</text:span><text:span text:style-name="T3"> </text:span><text:span text:style-name="T2">average </text:span><text:span text:style-name="T3">intensity </text:span><text:span text:style-name="T5">of the whole image</text:span><text:span text:style-name="T3"> and threshold their part of the image.</text:span></text:p>
      <text:p text:style-name="P2"><text:span text:style-name="T5">At the end</text:span><text:span text:style-name="T3"> we again use the </text:span><text:span text:style-name="T5">earlier</text:span><text:span text:style-name="T3"> calculated displacements and work data amount to do a “MPI_Gatherv” call to get the final image.</text:span></text:p>
      <text:h text:style-name="P7" text:outline-level="1"><text:span text:style-name="T6">Execution times</text:span></text:h>
      <text:h text:style-name="P10" text:outline-level="2"><text:span text:style-name="T6">Blur</text:span></text:h>
      <text:h text:style-name="P10" text:outline-level="2"><text:span text:style-name="T6">Threshold</text:span></text:h>
      <text:p text:style-name="P3"><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21bdad"/>
    </style:style>
    <style:style style:name="MT1" style:family="text">
      <style:text-properties officeooo:rsid="0021bda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Authors: Filip Källström filka786; Emil Lindberg emili903<text:tab/>Date: 2013-05-07</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7T15:29:24.93</meta:creation-date>
    <dc:date>2013-05-07T16:47:03.98</dc:date>
    <meta:editing-duration>PT47M6S</meta:editing-duration>
    <meta:editing-cycles>5</meta:editing-cycles>
    <meta:generator>LibreOffice/4.0.2.2$Windows_x86 LibreOffice_project/4c82dcdd6efcd48b1d8bba66bfe1989deee49c3</meta:generator>
    <meta:document-statistic meta:table-count="0" meta:image-count="0" meta:object-count="0" meta:page-count="1" meta:paragraph-count="15" meta:word-count="289" meta:character-count="1593" meta:non-whitespace-character-count="1315"/>
  </office:meta>
</office:document-meta>
</file>